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strongest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strongest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strongest_enemy_hero</text:p>
          </table:table-cell>
          <table:table-cell table:number-columns-repeated="4" table:style-name="ce72" office:value-type="string" calcext:value-type="string">
            <text:p>strongest_enemy_hero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strongest_creep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strongest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strongest_enemy_hero</text:p>
          </table:table-cell>
          <table:table-cell table:style-name="ce69"/>
          <table:table-cell table:style-name="ce69" office:value-type="string" calcext:value-type="string">
            <text:p>strongest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5:32:20.03404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5:34:29.341219584</dc:date>
    <meta:editing-duration>PT12H13M48S</meta:editing-duration>
    <meta:editing-cycles>275</meta:editing-cycles>
    <meta:document-statistic meta:table-count="6" meta:cell-count="473" meta:object-count="0"/>
  </office:meta>
</office:document-meta>
</file>